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4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INEDO SOTO JACKSO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34374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153843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INEDO SOTO JACKSO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34374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153843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70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0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4/11/2021</text:p>
          </table:table-cell>
          <table:table-cell table:style-name="Tabla2.A3" office:value-type="string">
            <text:p text:style-name="P22">2448372</text:p>
          </table:table-cell>
          <table:table-cell table:style-name="Tabla2.D3" office:value-type="string">
            <text:p text:style-name="P23">70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8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4T23:22:2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